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LLMProgs-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line_total</text:p>
          </table:table-cell>
          <table:table-cell office:value-type="string" calcext:value-type="string">
            <text:p>line_covered</text:p>
          </table:table-cell>
          <table:table-cell table:style-name="Default" office:value-type="string" calcext:value-type="string">
            <text:p>line_percent</text:p>
          </table:table-cell>
          <table:table-cell office:value-type="string" calcext:value-type="string">
            <text:p>branch_total</text:p>
          </table:table-cell>
          <table:table-cell office:value-type="string" calcext:value-type="string">
            <text:p>branch_covered</text:p>
          </table:table-cell>
          <table:table-cell table:style-name="Default" office:value-type="string" calcext:value-type="string">
            <text:p>branch_percent</text:p>
          </table:table-cell>
          <table:table-cell table:style-name="Default" office:value-type="string" calcext:value-type="string">
            <text:p>mutation_score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,00</text:p>
          </table:table-cell>
          <table:table-cell office:value-type="float" office:value="0.986667" calcext:value-type="float">
            <text:p>0,99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,00</text:p>
          </table:table-cell>
          <table:table-cell office:value-type="float" office:value="0.980583" calcext:value-type="float">
            <text:p>0,98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,00</text:p>
          </table:table-cell>
          <table:table-cell office:value-type="float" office:value="0.978622" calcext:value-type="float">
            <text:p>0,98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,00</text:p>
          </table:table-cell>
          <table:table-cell office:value-type="float" office:value="0.96976" calcext:value-type="float">
            <text:p>0,97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,00</text:p>
          </table:table-cell>
          <table:table-cell office:value-type="float" office:value="0.948956" calcext:value-type="float">
            <text:p>0,95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.918" calcext:value-type="float">
            <text:p>0,9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778" calcext:value-type="float">
            <text:p>0,78</text:p>
          </table:table-cell>
          <table:table-cell office:value-type="float" office:value="0.936118" calcext:value-type="float">
            <text:p>0,94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" calcext:value-type="float">
            <text:p>1,0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945" calcext:value-type="float">
            <text:p>0,95</text:p>
          </table:table-cell>
          <table:table-cell office:value-type="float" office:value="0.970308" calcext:value-type="float">
            <text:p>0,97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,00</text:p>
          </table:table-cell>
          <table:table-cell office:value-type="float" office:value="0.947111" calcext:value-type="float">
            <text:p>0,95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0</text:p>
          </table:table-cell>
          <table:table-cell office:value-type="float" office:value="0.946341" calcext:value-type="float">
            <text:p>0,95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,00</text:p>
          </table:table-cell>
          <table:table-cell office:value-type="float" office:value="0.975272" calcext:value-type="float">
            <text:p>0,98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,00</text:p>
          </table:table-cell>
          <table:table-cell office:value-type="float" office:value="0.989899" calcext:value-type="float">
            <text:p>0,99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,00</text:p>
          </table:table-cell>
          <table:table-cell office:value-type="float" office:value="0.958621" calcext:value-type="float">
            <text:p>0,96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,00</text:p>
          </table:table-cell>
          <table:table-cell office:value-type="float" office:value="0.992958" calcext:value-type="float">
            <text:p>0,99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0.991" calcext:value-type="float">
            <text:p>0,9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0.914" calcext:value-type="float">
            <text:p>0,91</text:p>
          </table:table-cell>
          <table:table-cell office:value-type="float" office:value="0.954807" calcext:value-type="float">
            <text:p>0,95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,00</text:p>
          </table:table-cell>
          <table:table-cell office:value-type="float" office:value="0.994318" calcext:value-type="float">
            <text:p>0,99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,00</text:p>
          </table:table-cell>
          <table:table-cell office:value-type="float" office:value="0.97004" calcext:value-type="float">
            <text:p>0,97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,00</text:p>
          </table:table-cell>
          <table:table-cell office:value-type="float" office:value="0.965517" calcext:value-type="float">
            <text:p>0,97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0.928" calcext:value-type="float">
            <text:p>0,93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0.875" calcext:value-type="float">
            <text:p>0,88</text:p>
          </table:table-cell>
          <table:table-cell office:value-type="float" office:value="0.946644" calcext:value-type="float">
            <text:p>0,9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,00</text:p>
          </table:table-cell>
          <table:table-cell office:value-type="float" office:value="0.994792" calcext:value-type="float">
            <text:p>0,9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,00</text:p>
          </table:table-cell>
          <table:table-cell office:value-type="float" office:value="0.910345" calcext:value-type="float">
            <text:p>0,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2T12:33:43.208989489</dc:date>
    <meta:editing-duration>PT31S</meta:editing-duration>
    <meta:editing-cycles>1</meta:editing-cycles>
    <meta:document-statistic meta:table-count="1" meta:cell-count="232" meta:object-count="0"/>
    <meta:generator>LibreOffice/7.3.7.2$Linux_X86_64 LibreOffice_project/30$Build-2</meta:generator>
  </office:meta>
</office:document-meta>
</file>